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12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32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show databases' at line 2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8 rows in set (0.001 sec)</text:p>
      <text:p text:style-name="Standard"/>
      <text:p text:style-name="Standard">MariaDB [(none)]&gt; use org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org]&gt; create database my</text:p>
      <text:p text:style-name="Standard"><text:s text:c="4"/>-&gt; create database my;</text:p>
      <text:p text:style-name="Standard">ERROR 1064 (42000): You have an error in your SQL syntax; check the manual that corresponds to your MariaDB server version for the right syntax to use near 'create database my' at line 2</text:p>
      <text:p text:style-name="Standard">MariaDB [org]&gt; create database my;</text:p>
      <text:p text:style-name="Standard">Query OK, 1 row affected (0.000 sec)</text:p>
      <text:p text:style-name="Standard"/>
      <text:p text:style-name="Standard">MariaDB [org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org]&gt; use my;</text:p>
      <text:p text:style-name="Standard">Database changed</text:p>
      <text:p text:style-name="Standard">MariaDB [my]&gt; show tables</text:p>
      <text:p text:style-name="Standard"><text:s text:c="4"/>-&gt; show tables;</text:p>
      <text:p text:style-name="Standard">ERROR 1064 (42000): You have an error in your SQL syntax; check the manual that corresponds to your MariaDB server version for the right syntax to use near 'show tables' at line 2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4 rows in set (0.000 sec)</text:p>
      <text:p text:style-name="Standard"/>
      <text:p text:style-name="Standard">MariaDB [my]&gt; <text:s/>insert into student(name,email,password,mobile,address) value('raj','r@gmail',123,9813651542,'bhilwara');</text:p>
      <text:p text:style-name="Standard">Query OK, 1 row affected (0.002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1 sec)</text:p>
      <text:p text:style-name="Standard"><text:soft-page-break/></text:p>
      <text:p text:style-name="Standard">MariaDB [my]&gt; select * from student where address='jaipur';</text:p>
      <text:p text:style-name="Standard">+----+--------+-------------+----------+------------+---------+</text:p>
      <text:p text:style-name="Standard">| id | name <text:s text:c="2"/>| email <text:s text:c="6"/>| password | mobile <text:s text:c="4"/>| address |</text:p>
      <text:p text:style-name="Standard">+----+--------+-------------+----------+------------+---------+</text:p>
      <text:p text:style-name="Standard">| <text:s/>4 | rahul <text:s/>| r@gmail.com | 123 <text:s text:c="5"/>| <text:s/>987067998 | jaipur <text:s/>|</text:p>
      <text:p text:style-name="Standard">| <text:s/>5 | chetan | c@gmail.com | 123 <text:s text:c="5"/>| 9870657456 | jaipur <text:s/>|</text:p>
      <text:p text:style-name="Standard">+----+--------+-------------+----------+------------+---------+</text:p>
      <text:p text:style-name="Standard">2 rows in set (0.001 sec)</text:p>
      <text:p text:style-name="Standard"/>
      <text:p text:style-name="Standard">MariaDB [my]&gt; Ctrl-C -- exit!</text:p>
      <text:p text:style-name="Standard">Aborted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9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(none)]&gt; use my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<text:soft-page-break/>MariaDB [my]&gt; <text:s/>update student set address='banglore' where id=1;</text:p>
      <text:p text:style-name="Standard">Query OK, 1 row affected (0.002 sec)</text:p>
      <text:p text:style-name="Standard">Rows matched: 1 <text:s/>Changed: 1 <text:s/>Warnings: 0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0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* from student order by address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6 | raj <text:s text:c="3"/>| r@gmail <text:s text:c="9"/>| 123 <text:s text:c="5"/>| 9813651542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5 rows in set (0.001 sec)</text:p>
      <text:p text:style-name="Standard"/>
      <text:p text:style-name="Standard">MariaDB [my]&gt; select * from student limit 2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+----+--------+------------------+----------+------------+----------+</text:p>
      <text:p text:style-name="Standard">2 rows in set (0.000 sec)</text:p>
      <text:p text:style-name="Standard"><text:soft-page-break/></text:p>
      <text:p text:style-name="Standard">MariaDB [my]&gt; select max(name) from student;</text:p>
      <text:p text:style-name="Standard">+-----------+</text:p>
      <text:p text:style-name="Standard">| max(name) |</text:p>
      <text:p text:style-name="Standard">+-----------+</text:p>
      <text:p text:style-name="Standard">| raj <text:s text:c="6"/>|</text:p>
      <text:p text:style-name="Standard">+-----------+</text:p>
      <text:p text:style-name="Standard">1 row in set (0.000 sec)</text:p>
      <text:p text:style-name="Standard"/>
      <text:p text:style-name="Standard">MariaDB [my]&gt; select min(name) from student;</text:p>
      <text:p text:style-name="Standard">+-----------+</text:p>
      <text:p text:style-name="Standard">| min(name) |</text:p>
      <text:p text:style-name="Standard">+-----------+</text:p>
      <text:p text:style-name="Standard">| chetan <text:s text:c="3"/>|</text:p>
      <text:p text:style-name="Standard">+-----------+</text:p>
      <text:p text:style-name="Standard">1 row in set (0.001 sec)</text:p>
      <text:p text:style-name="Standard"/>
      <text:p text:style-name="Standard">MariaDB [my]&gt; select min(name) as smallest from student;</text:p>
      <text:p text:style-name="Standard">+----------+</text:p>
      <text:p text:style-name="Standard">| smallest |</text:p>
      <text:p text:style-name="Standard">+----------+</text:p>
      <text:p text:style-name="Standard">| chetan <text:s text:c="2"/>|</text:p>
      <text:p text:style-name="Standard">+----------+</text:p>
      <text:p text:style-name="Standard">1 row in set (0.001 sec)</text:p>
      <text:p text:style-name="Standard"/>
      <text:p text:style-name="Standard">MariaDB [my]&gt; select count(name) from student;</text:p>
      <text:p text:style-name="Standard">+-------------+</text:p>
      <text:p text:style-name="Standard">| count(name) |</text:p>
      <text:p text:style-name="Standard">+-------------+</text:p>
      <text:p text:style-name="Standard">| <text:s text:c="10"/>5 |</text:p>
      <text:p text:style-name="Standard">+-------------+</text:p>
      <text:p text:style-name="Standard">1 row in set (0.001 sec)</text:p>
      <text:p text:style-name="Standard"/>
      <text:p text:style-name="Standard">MariaDB [my]&gt; select detail as d;</text:p>
      <text:p text:style-name="Standard">ERROR 1054 (42S22): Unknown column 'detail' in 'field list'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detail <text:s text:c="6"/>|</text:p>
      <text:p text:style-name="Standard">| student <text:s text:c="5"/>|</text:p>
      <text:p text:style-name="Standard">+--------------+</text:p>
      <text:p text:style-name="Standard">2 rows in set (0.000 sec)</text:p>
      <text:p text:style-name="Standard">MariaDB [my]&gt; select student.id, student.name, detail.dob, detail.fname from stuMariaDB [my]&gt; select student.id, student.name, detail.dob, detail.fname from student inner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<text:soft-page-break/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| <text:s/>3 | tannu <text:s/>| NULL <text:s text:c="6"/>| NULL <text:s text:c="7"/>|</text:p>
      <text:p text:style-name="Standard">+----+--------+------------+-------------+</text:p>
      <text:p text:style-name="Standard">6 rows in set (0.001 sec)</text:p>
      <text:p text:style-name="Standard"/>
      <text:p text:style-name="Standard">MariaDB [my]&gt; select student.id, student.name, detail.dob, detail.fname from student cross join 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<text:soft-page-break/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<text:soft-page-break/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<text:soft-page-break/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<text:soft-page-break/>42 rows in set (0.001 sec)</text:p>
      <text:p text:style-name="Standard"/>
      <text:p text:style-name="Standard">MariaDB [my]&gt; select student.id, student.name, detail.dob, detail.fname from student,detail where student.id=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name from student union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sanwar mal sharma |</text:p>
      <text:p text:style-name="Standard">+-------------------+</text:p>
      <text:p text:style-name="Standard">10 rows in set (0.001 sec)</text:p>
      <text:p text:style-name="Standard"/>
      <text:p text:style-name="Standard">MariaDB [my]&gt; select name from student union all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balu sharma <text:s text:c="6"/>|</text:p>
      <text:p text:style-name="Standard">| rl sharma <text:s text:c="8"/>|</text:p>
      <text:p text:style-name="Standard">| sanwar mal sharma |</text:p>
      <text:p text:style-name="Standard">| rl joshi <text:s text:c="9"/>|</text:p>
      <text:p text:style-name="Standard">+-------------------+</text:p>
      <text:p text:style-name="Standard">13 rows in set (0.001 sec)</text:p>
      <text:p text:style-name="Standard"/>
      <text:p text:style-name="Standard"><text:soft-page-break/>MariaDB [my]&gt; select name from student union all select dob from detail;</text:p>
      <text:p text:style-name="Standard">+------------+</text:p>
      <text:p text:style-name="Standard">| name <text:s text:c="6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name as nam from student union all select dob as date from detail;</text:p>
      <text:p text:style-name="Standard">+------------+</text:p>
      <text:p text:style-name="Standard">| nam <text:s text:c="7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count(id),address from student group by address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gt;3;</text:p>
      <text:p text:style-name="Standard">Empty set (0.001 sec)</text:p>
      <text:p text:style-name="Standard"><text:soft-page-break/></text:p>
      <text:p text:style-name="Standard">MariaDB [my]&gt; select count(id),address from student group by address having count(id)&gt;1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name),address from student group by address;</text:p>
      <text:p text:style-name="Standard">+-------------+----------+</text:p>
      <text:p text:style-name="Standard">| count(name) | address <text:s/>|</text:p>
      <text:p text:style-name="Standard">+-------------+----------+</text:p>
      <text:p text:style-name="Standard">| <text:s text:c="10"/>2 | banglore |</text:p>
      <text:p text:style-name="Standard">| <text:s text:c="10"/>2 | bhilwara |</text:p>
      <text:p text:style-name="Standard">| <text:s text:c="10"/>2 | jaipur <text:s text:c="2"/>|</text:p>
      <text:p text:style-name="Standard">+--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lt;1;</text:p>
      <text:p text:style-name="Standard">Empty set (0.001 sec)</text:p>
      <text:p text:style-name="Standard"/>
      <text:p text:style-name="Standard">MariaDB [my]&gt; select s.name,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4 rows in set (0.001 sec)</text:p>
      <text:p text:style-name="Standard"/>
      <text:p text:style-name="Standard">MariaDB [my]&gt; select s.name,s1.name from supervisor s left join supervisor s1 on s.sid=s1.id union all select s.name, 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8 rows in set (0.001 sec)</text:p>
      <text:p text:style-name="Standard"/>
      <text:p text:style-name="Standard">MariaDB [my]&gt; select name, count(*) from student group by(password);</text:p>
      <text:p text:style-name="Standard"><text:soft-page-break/>+--------+----------+</text:p>
      <text:p text:style-name="Standard">| name <text:s text:c="2"/>| count(*) |</text:p>
      <text:p text:style-name="Standard">+--------+----------+</text:p>
      <text:p text:style-name="Standard">| mansi <text:s/>| <text:s text:c="7"/>5 |</text:p>
      <text:p text:style-name="Standard">| khushi | <text:s text:c="7"/>1 |</text:p>
      <text:p text:style-name="Standard">+--------+----------+</text:p>
      <text:p text:style-name="Standard">2 rows in set (0.001 sec)</text:p>
      <text:p text:style-name="Standard"/>
      <text:p text:style-name="Standard">MariaDB [my]&gt; select sum(id) from student;</text:p>
      <text:p text:style-name="Standard">+---------+</text:p>
      <text:p text:style-name="Standard">| sum(id) |</text:p>
      <text:p text:style-name="Standard">+---------+</text:p>
      <text:p text:style-name="Standard">| <text:s text:c="5"/>21 |</text:p>
      <text:p text:style-name="Standard">+---------+</text:p>
      <text:p text:style-name="Standard">1 row in set (0.000 sec)</text:p>
      <text:p text:style-name="Standard"/>
      <text:p text:style-name="Standard">MariaDB [my]&gt; select avg(id) from student;</text:p>
      <text:p text:style-name="Standard">+---------+</text:p>
      <text:p text:style-name="Standard">| avg(id) |</text:p>
      <text:p text:style-name="Standard">+---------+</text:p>
      <text:p text:style-name="Standard">| <text:s/>3.5000 |</text:p>
      <text:p text:style-name="Standard">+---------+</text:p>
      <text:p text:style-name="Standard">1 row in set (0.001 sec)</text:p>
      <text:p text:style-name="Standard"/>
      <text:p text:style-name="Standard">MariaDB [my]&gt; delimiter //</text:p>
      <text:p text:style-name="Standard">MariaDB [my]&gt; create procedure sp_file()</text:p>
      <text:p text:style-name="Standard"><text:s text:c="4"/>-&gt; begin</text:p>
      <text:p text:style-name="Standard"><text:s text:c="4"/>-&gt; select id, name, email from student;</text:p>
      <text:p text:style-name="Standard"><text:s text:c="4"/>-&gt; end //</text:p>
      <text:p text:style-name="Standard">Query OK, 0 rows affected (0.002 sec)</text:p>
      <text:p text:style-name="Standard"/>
      <text:p text:style-name="Standard">MariaDB [my]&gt; delimiter ;</text:p>
      <text:p text:style-name="Standard">MariaDB [my]&gt; call sp_file();</text:p>
      <text:p text:style-name="Standard">+----+--------+------------------+</text:p>
      <text:p text:style-name="Standard">| id | name <text:s text:c="2"/>| email <text:s text:c="11"/>|</text:p>
      <text:p text:style-name="Standard">+----+--------+------------------+</text:p>
      <text:p text:style-name="Standard">| <text:s/>1 | mansi <text:s/>| m@gmail.com <text:s text:c="5"/>|</text:p>
      <text:p text:style-name="Standard">| <text:s/>2 | khushi | khushi@gmail.com |</text:p>
      <text:p text:style-name="Standard">| <text:s/>3 | tannu <text:s/>| t@gmail.com <text:s text:c="5"/>|</text:p>
      <text:p text:style-name="Standard">| <text:s/>4 | rahul <text:s/>| r@gmail.com <text:s text:c="5"/>|</text:p>
      <text:p text:style-name="Standard">| <text:s/>5 | chetan | c@gmail.com <text:s text:c="5"/>|</text:p>
      <text:p text:style-name="Standard">| <text:s/>6 | raj <text:s text:c="3"/>| r@gmail <text:s text:c="9"/>|</text:p>
      <text:p text:style-name="Standard">+----+--------+------------------+</text:p>
      <text:p text:style-name="Standard">6 rows in set (0.024 sec)</text:p>
      <text:p text:style-name="Standard"/>
      <text:p text:style-name="Standard">Query OK, 0 rows affected (0.024 sec)</text:p>
      <text:p text:style-name="Standard"/>
      <text:p text:style-name="Standard"/>
      <text:p text:style-name="Standard">Database changed</text:p>
      <text:p text:style-name="Standard">MariaDB [my]&gt; delimiter // <text:s/>create procedure sp_file(in name varchar(50)) begin select id, name, email from student where name like='r%'; end // delimiter;</text:p>
      <text:p text:style-name="Standard">MariaDB [my]&gt; call sp_file();</text:p>
      <text:p text:style-name="Standard"><text:soft-page-break/><text:s text:c="4"/>-&gt; //</text:p>
      <text:p text:style-name="Standard">+----+--------+------------------+</text:p>
      <text:p text:style-name="Standard">| id | name <text:s text:c="2"/>| email <text:s text:c="11"/>|</text:p>
      <text:p text:style-name="Standard">+----+--------+------------------+</text:p>
      <text:p text:style-name="Standard">| <text:s/>1 | mansi <text:s/>| m@gmail.com <text:s text:c="5"/>|</text:p>
      <text:p text:style-name="Standard">| <text:s/>2 | khushi | khushi@gmail.com |</text:p>
      <text:p text:style-name="Standard">| <text:s/>3 | tannu <text:s/>| t@gmail.com <text:s text:c="5"/>|</text:p>
      <text:p text:style-name="Standard">| <text:s/>4 | rahul <text:s/>| r@gmail.com <text:s text:c="5"/>|</text:p>
      <text:p text:style-name="Standard">| <text:s/>5 | chetan | c@gmail.com <text:s text:c="5"/>|</text:p>
      <text:p text:style-name="Standard">| <text:s/>6 | raj <text:s text:c="3"/>| r@gmail <text:s text:c="9"/>|</text:p>
      <text:p text:style-name="Standard">+----+--------+------------------+</text:p>
      <text:p text:style-name="Standard">6 rows in set (0.001 sec)</text:p>
      <text:p text:style-name="Standard"/>
      <text:p text:style-name="Standard">Query OK, 0 rows affected (0.001 sec)</text:p>
      <text:p text:style-name="Standard"/>
      <text:p text:style-name="Standard">MariaDB [my]&gt; create procedure getalldetailsbyid(in stud_id int(10))</text:p>
      <text:p text:style-name="Standard"><text:s text:c="4"/>-&gt; begin</text:p>
      <text:p text:style-name="Standard"><text:s text:c="4"/>-&gt; select * from student where id=stud_id;</text:p>
      <text:p text:style-name="Standard"><text:s text:c="4"/>-&gt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alldetailsbyid(1);</text:p>
      <text:p text:style-name="Standard">+----+-------+-------------+----------+------------+----------+</text:p>
      <text:p text:style-name="Standard">| id | name <text:s/>| email <text:s text:c="6"/>| password | mobile <text:s text:c="4"/>| address <text:s/>|</text:p>
      <text:p text:style-name="Standard">+----+-------+-------------+----------+------------+----------+</text:p>
      <text:p text:style-name="Standard">| <text:s/>1 | mansi | m@gmail.com | 123 <text:s text:c="5"/>| 9876543213 | banglore |</text:p>
      <text:p text:style-name="Standard">+----+-------+-------------+----------+------------+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my]&gt; delimiter // create procedure getalldetailsbyid(out stud_id int(10)) begin select id <text:s/>from student; end//</text:p>
      <text:p text:style-name="Standard">MariaDB [my]&gt; delimiter ;</text:p>
      <text:p text:style-name="Standard">MariaDB [my]&gt; call getalldetailsbyid(1);</text:p>
      <text:p text:style-name="Standard">+----+-------+-------------+----------+------------+----------+</text:p>
      <text:p text:style-name="Standard">| id | name <text:s/>| email <text:s text:c="6"/>| password | mobile <text:s text:c="4"/>| address <text:s/>|</text:p>
      <text:p text:style-name="Standard">+----+-------+-------------+----------+------------+----------+</text:p>
      <text:p text:style-name="Standard">| <text:s/>1 | mansi | m@gmail.com | 123 <text:s text:c="5"/>| 9876543213 | banglore |</text:p>
      <text:p text:style-name="Standard">+----+-------+-------------+----------+------------+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my]&gt; call getalldetailsbyid(4);</text:p>
      <text:p text:style-name="Standard">+----+-------+-------------+----------+-----------+---------+</text:p>
      <text:p text:style-name="Standard">| id | name <text:s/>| email <text:s text:c="6"/>| password | mobile <text:s text:c="3"/>| address |</text:p>
      <text:p text:style-name="Standard">+----+-------+-------------+----------+-----------+---------+</text:p>
      <text:p text:style-name="Standard">| <text:s/>4 | rahul | r@gmail.com | 123 <text:s text:c="5"/>| 987067998 | jaipur <text:s/>|</text:p>
      <text:p text:style-name="Standard">+----+-------+-------------+----------+-----------+---------+</text:p>
      <text:p text:style-name="Standard">1 row in set (0.001 sec)</text:p>
      <text:p text:style-name="Standard"><text:soft-page-break/></text:p>
      <text:p text:style-name="Standard">Query OK, 0 rows affected (0.001 sec)</text:p>
      <text:p text:style-name="Standard"/>
      <text:p text:style-name="Standard">MariaDB [my]&gt; delimiter //</text:p>
      <text:p text:style-name="Standard">MariaDB [my]&gt; create procedure getall(out sid int(10))</text:p>
      <text:p text:style-name="Standard"><text:s text:c="4"/>-&gt; begin </text:p>
      <text:p text:style-name="Standard"><text:s text:c="4"/>-&gt; select id from student;</text:p>
      <text:p text:style-name="Standard"><text:s text:c="4"/>-&gt; end 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reate procedure get_all(out total int(10)) begin select count(id) into total from student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_all(@total);</text:p>
      <text:p text:style-name="Standard">Query OK, 1 row affected (0.001 sec)</text:p>
      <text:p text:style-name="Standard"/>
      <text:p text:style-name="Standard">MariaDB [my]&gt; select @total</text:p>
      <text:p text:style-name="Standard"><text:s text:c="4"/>-&gt; ;</text:p>
      <text:p text:style-name="Standard">+--------+</text:p>
      <text:p text:style-name="Standard">| @total |</text:p>
      <text:p text:style-name="Standard">+--------+</text:p>
      <text:p text:style-name="Standard">| <text:s text:c="5"/>6 |</text:p>
      <text:p text:style-name="Standard">+--------+</text:p>
      <text:p text:style-name="Standard">1 row in set (0.000 sec)</text:p>
      <text:p text:style-name="Standard"/>
      <text:p text:style-name="Standard">MariaDB [my]&gt; delimiter //</text:p>
      <text:p text:style-name="Standard">MariaDB [my]&gt; create procedure get_al(inout total int(10), in nam varchar(30)) begin select count(id) into total from student where name=nam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_al(@t,'rahul');</text:p>
      <text:p text:style-name="Standard">Query OK, 1 row affected (0.001 sec)</text:p>
      <text:p text:style-name="Standard"/>
      <text:p text:style-name="Standard">MariaDB [my]&gt; select @t;</text:p>
      <text:p text:style-name="Standard">+------+</text:p>
      <text:p text:style-name="Standard">| @t <text:s text:c="2"/>|</text:p>
      <text:p text:style-name="Standard">+------+</text:p>
      <text:p text:style-name="Standard">| <text:s text:c="3"/>1 |</text:p>
      <text:p text:style-name="Standard">+------+</text:p>
      <text:p text:style-name="Standard">1 row in set (0.000 sec)</text:p>
      <text:p text:style-name="Standard"/>
      <text:p text:style-name="Standard">MariaDB [my]&gt; show procedure status;</text:p>
      <text:p text:style-name="Standard">+------+--------------------+-----------+----------------+---------------------+---------------------+---------------+---------+----------------------+----------------------+--------------------+</text:p>
      <text:p text:style-name="Standard">| Db <text:s text:c="2"/>| Name <text:s text:c="14"/>| Type <text:s text:c="5"/>| Definer <text:s text:c="7"/>| Modified <text:s text:c="11"/>| Created <text:s text:c="12"/>| Security_type | Comment | character_set_client | collation_connection | Database Collation |</text:p>
      <text:p text:style-name="Standard">+------+--------------------+-----------+----------------+---------------------+---------------------+---------------+---------+----------------------+----------------------+--------------------+</text:p>
      <text:p text:style-name="Standard"><text:soft-page-break/>| my <text:s text:c="2"/>| getall <text:s text:c="12"/>| PROCEDURE | root@localhost | 2021-11-16 12:48:28 | 2021-11-16 12:48:28 | DEFINER <text:s text:c="6"/>| <text:s text:c="8"/>| utf8 <text:s text:c="16"/>| utf8_general_ci <text:s text:c="5"/>| latin1_swedish_ci <text:s/>|</text:p>
      <text:p text:style-name="Standard">| my <text:s text:c="2"/>| getalldetailsbyid <text:s/>| PROCEDURE | root@localhost | 2021-11-16 12:28:05 | 2021-11-16 12:28:05 | DEFINER <text:s text:c="6"/>| <text:s text:c="8"/>| utf8 <text:s text:c="16"/>| utf8_general_ci <text:s text:c="5"/>| latin1_swedish_ci <text:s/>|</text:p>
      <text:p text:style-name="Standard">| my <text:s text:c="2"/>| get_al <text:s text:c="12"/>| PROCEDURE | root@localhost | 2021-11-16 12:59:31 | 2021-11-16 12:59:31 | DEFINER <text:s text:c="6"/>| <text:s text:c="8"/>| utf8 <text:s text:c="16"/>| utf8_general_ci <text:s text:c="5"/>| latin1_swedish_ci <text:s/>|</text:p>
      <text:p text:style-name="Standard">| my <text:s text:c="2"/>| get_all <text:s text:c="11"/>| PROCEDURE | root@localhost | 2021-11-16 12:54:54 | 2021-11-16 12:54:54 | DEFINER <text:s text:c="6"/>| <text:s text:c="8"/>| utf8 <text:s text:c="16"/>| utf8_general_ci <text:s text:c="5"/>| latin1_swedish_ci <text:s/>|</text:p>
      <text:p text:style-name="Standard">| my <text:s text:c="2"/>| sp_file <text:s text:c="11"/>| PROCEDURE | root@localhost | 2021-11-16 10:44:42 | 2021-11-16 10:44:42 | DEFINER <text:s text:c="6"/>| <text:s text:c="8"/>| utf8 <text:s text:c="16"/>| utf8_general_ci <text:s text:c="5"/>| latin1_swedish_ci <text:s/>|</text:p>
      <text:p text:style-name="Standard">| test | AddGeometryColumn <text:s/>| PROCEDURE | @ <text:s text:c="13"/>| 2015-11-25 04:12:53 | 2015-11-25 04:12:53 | DEFINER <text:s text:c="6"/>| <text:s text:c="8"/>| latin1 <text:s text:c="14"/>| latin1_swedish_ci <text:s text:c="3"/>| latin1_swedish_ci <text:s/>|</text:p>
      <text:p text:style-name="Standard">| test | DropGeometryColumn | PROCEDURE | @ <text:s text:c="13"/>| 2015-11-25 04:12:53 | 2015-11-25 04:12:53 | DEFINER <text:s text:c="6"/>| <text:s text:c="8"/>| latin1 <text:s text:c="14"/>| latin1_swedish_ci <text:s text:c="3"/>| latin1_swedish_ci <text:s/>|</text:p>
      <text:p text:style-name="Standard">+------+--------------------+-----------+----------------+---------------------+---------------------+---------------+---------+----------------------+----------------------+--------------------+</text:p>
      <text:p text:style-name="Standard">7 rows in set (0.002 sec)</text:p>
      <text:p text:style-name="Standard"/>
      <text:p text:style-name="Standard">MariaDB [my]&gt; show procedure status where db='my';</text:p>
      <text:p text:style-name="Standard">+----+-------------------+-----------+----------------+---------------------+---------------------+---------------+---------+----------------------+----------------------+--------------------+</text:p>
      <text:p text:style-name="Standard">| Db | Name <text:s text:c="13"/>| Type <text:s text:c="5"/>| Definer <text:s text:c="7"/>| Modified <text:s text:c="11"/>| Created <text:s text:c="12"/>| Security_type | Comment | character_set_client | collation_connection | Database Collation |</text:p>
      <text:p text:style-name="Standard">+----+-------------------+-----------+----------------+---------------------+---------------------+---------------+---------+----------------------+----------------------+--------------------+</text:p>
      <text:p text:style-name="Standard">| my | getall <text:s text:c="11"/>| PROCEDURE | root@localhost | 2021-11-16 12:48:28 | 2021-11-16 12:48:28 | DEFINER <text:s text:c="6"/>| <text:s text:c="8"/>| utf8 <text:s text:c="16"/>| utf8_general_ci <text:s text:c="5"/>| latin1_swedish_ci <text:s/>|</text:p>
      <text:p text:style-name="Standard">| my | getalldetailsbyid | PROCEDURE | root@localhost | 2021-11-16 12:28:05 | 2021-11-16 12:28:05 | DEFINER <text:s text:c="6"/>| <text:s text:c="8"/>| utf8 <text:s text:c="16"/>| utf8_general_ci <text:s text:c="5"/>| latin1_swedish_ci <text:s/>|</text:p>
      <text:p text:style-name="Standard">| my | get_al <text:s text:c="11"/>| PROCEDURE | root@localhost | 2021-11-16 12:59:31 | 2021-11-16 12:59:31 | DEFINER <text:s text:c="6"/>| <text:s text:c="8"/>| utf8 <text:s text:c="16"/>| utf8_general_ci <text:s text:c="5"/>| latin1_swedish_ci <text:s/>|</text:p>
      <text:p text:style-name="Standard">| my | get_all <text:s text:c="10"/>| PROCEDURE | root@localhost | 2021-11-16 12:54:54 | 2021-11-16 12:54:54 | DEFINER <text:s text:c="6"/>| <text:s text:c="8"/>| utf8 <text:s text:c="16"/>| utf8_general_ci <text:s text:c="5"/>| latin1_swedish_ci <text:s/>|</text:p>
      <text:p text:style-name="Standard">| my | sp_file <text:s text:c="10"/>| PROCEDURE | root@localhost | 2021-11-16 10:44:42 | 2021-11-16 10:44:42 | DEFINER <text:s text:c="6"/>| <text:s text:c="8"/>| utf8 <text:s text:c="16"/>| utf8_general_ci <text:s text:c="5"/>| latin1_swedish_ci <text:s/>|</text:p>
      <text:p text:style-name="Standard">+----+-------------------+-----------+----------------+---------------------+---------------------+---------------+---------+----------------------+----------------------+--------------------+</text:p>
      <text:p text:style-name="Standard">5 rows in set (0.002 sec)</text:p>
      <text:p text:style-name="Standard"/>
      <text:p text:style-name="Standard">MariaDB [my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47:02.917384040</meta:creation-date>
    <dc:date>2021-11-16T13:32:46.208686227</dc:date>
    <meta:editing-duration>PT29M3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6" meta:paragraph-count="710" meta:word-count="5074" meta:character-count="30692" meta:non-whitespace-character-count="23270"/>
  </office:meta>
</office:document-meta>
</file>